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Times New Roman" svg:font-family="&quot;Times New Roman&quot;"/>
    <style:font-face style:name="Noto Sans CJK SC" svg:font-family="&quot;Noto Sans CJK S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7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7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7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Comma" style:data-style-name="N3">
      <style:table-cell-properties fo:border="thin solid #000000" style:vertical-align="automatic" fo:background-color="#FFFFFF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Comma" style:data-style-name="N3">
      <style:table-cell-properties fo:border="thin solid #000000" style:vertical-align="automatic" fo:background-color="#FFFFFF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8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37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37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0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62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8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9" style:family="table-cell" style:parent-style-name="Default" style:data-style-name="N3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3" style:family="table-cell" style:parent-style-name="Default" style:data-style-name="N3">
      <style:table-cell-properties fo:border-top="none" fo:border-bottom="2pt solid #000000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5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6" style:family="table-cell" style:parent-style-name="Default" style:data-style-name="N3">
      <style:table-cell-properties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79" style:family="table-cell" style:parent-style-name="Default" style:data-style-name="N3">
      <style:table-cell-properties fo:border-top="none" fo:border-bottom="2pt solid #000000" fo:border-left="none" fo:border-right="none" style:vertical-align="middle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2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8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84" style:family="table-cell" style:parent-style-name="Default" style:data-style-name="N4"/>
    <style:style style:name="ce8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6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87" style:family="table-cell" style:parent-style-name="Default" style:data-style-name="N38"/>
    <style:style style:name="ce88" style:family="table-cell" style:parent-style-name="Default" style:data-style-name="N30">
      <style:table-cell-properties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89" style:family="table-cell" style:parent-style-name="Default" style:data-style-name="N4">
      <style:table-cell-properties style:vertical-align="automatic" fo:background-color="#FFFF00" style:repeat-content="false"/>
      <style:paragraph-properties fo:text-align="end" fo:margin-right="0cm"/>
    </style:style>
    <style:style style:name="ce90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Noto Sans CJK SC" style:font-name-asian="Noto Sans CJK SC" style:font-name-complex="Noto Sans CJK SC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7.01145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6.21770833333333cm"/>
    </style:style>
    <style:style style:name="co13" style:family="table-column">
      <style:table-column-properties fo:break-before="auto" style:column-width="0.238125cm"/>
    </style:style>
    <style:style style:name="co14" style:family="table-column">
      <style:table-column-properties fo:break-before="auto" style:column-width="0.264583333333333cm"/>
    </style:style>
    <style:style style:name="co15" style:family="table-column">
      <style:table-column-properties fo:break-before="auto" style:column-width="0.34395833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7.51416666666667cm"/>
    </style:style>
    <style:style style:name="co18" style:family="table-column">
      <style:table-column-properties fo:break-before="auto" style:column-width="2.48708333333333cm"/>
    </style:style>
    <style:style style:name="co19" style:family="table-column">
      <style:table-column-properties fo:break-before="auto" style:column-width="2.35479166666667cm"/>
    </style:style>
    <style:style style:name="co20" style:family="table-column">
      <style:table-column-properties fo:break-before="auto" style:column-width="5.37104166666667cm"/>
    </style:style>
    <style:style style:name="co21" style:family="table-column">
      <style:table-column-properties fo:break-before="auto" style:column-width="2.80458333333333cm"/>
    </style:style>
    <style:style style:name="co22" style:family="table-column">
      <style:table-column-properties fo:break-before="auto" style:column-width="2.69875cm"/>
    </style:style>
    <style:style style:name="co23" style:family="table-column">
      <style:table-column-properties fo:break-before="auto" style:column-width="18.282708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9" table:number-columns-repeated="1011" table:default-cell-style-name="ce7"/>
        <table:table-column table:style-name="co10" table:default-cell-style-name="ce7"/>
        <table:table-column table:style-name="co11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6" table:style-name="ce4"/>
          <table:table-cell office:value-type="string" table:style-name="ce5">
            <text:p>P/T:</text:p>
          </table:table-cell>
          <table:table-cell office:value-type="float" office:value="6901" table:number-columns-spanned="2" table:number-rows-spanned="1" table:style-name="ce58">
            <text:p>6901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6" table:style-name="ce4"/>
          <table:table-cell office:value-type="string" table:style-name="ce5">
            <text:p>Preparado por:</text:p>
          </table:table-cell>
          <table:table-cell office:value-type="string" table:number-columns-spanned="2" table:number-rows-spanned="1" table:style-name="ce59">
            <text:p>Dara Macias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Patrimonio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3-15T00:00:00" table:number-columns-spanned="2" table:number-rows-spanned="1" table:style-name="ce60">
            <text:p>15/03/2021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6" table:style-name="ce4"/>
          <table:table-cell office:value-type="string" table:style-name="ce5">
            <text:p>Revisado por:</text:p>
          </table:table-cell>
          <table:table-cell office:value-type="string" table:number-columns-spanned="2" table:number-rows-spanned="1" table:style-name="ce59">
            <text:p>Carlos Almeida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5T00:00:00" table:number-columns-spanned="2" table:number-rows-spanned="1" table:style-name="ce61">
            <text:p>15/4/2021</text:p>
          </table:table-cell>
          <table:covered-table-cell/>
          <table:table-cell table:style-name="ce1"/>
          <table:table-cell table:number-columns-repeated="50" table:style-name="ce6"/>
          <table:table-cell table:number-columns-repeated="16322"/>
        </table:table-row>
        <table:table-row table:style-name="ro2">
          <table:table-cell table:number-columns-repeated="1021" table:style-name="ce7"/>
          <table:table-cell table:number-columns-repeated="15363"/>
        </table:table-row>
        <table:table-row table:style-name="ro3"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63">
            <text:p>Cuenta</text:p>
          </table:table-cell>
          <table:table-cell office:value-type="string" table:number-columns-spanned="1" table:number-rows-spanned="2" table:style-name="ce63">
            <text:p>Referencia</text:p>
          </table:table-cell>
          <table:table-cell office:value-type="string" table:style-name="ce9">
            <text:p>Saldos contables al</text:p>
          </table:table-cell>
          <table:table-cell office:value-type="string" table:number-columns-spanned="2" table:number-rows-spanned="1" table:style-name="ce64">
            <text:p>Movimiento</text:p>
          </table:table-cell>
          <table:covered-table-cell/>
          <table:table-cell office:value-type="string" table:style-name="ce10">
            <text:p>Saldos auditados al</text:p>
          </table:table-cell>
          <table:table-cell office:value-type="string" table:number-columns-spanned="1" table:number-rows-spanned="2" table:style-name="ce62">
            <text:p>Código</text:p>
          </table:table-cell>
          <table:table-cell office:value-type="string" table:number-columns-spanned="1" table:number-rows-spanned="2" table:style-name="ce63">
            <text:p>Cuenta</text:p>
          </table:table-cell>
          <table:table-cell office:value-type="string" table:style-name="ce9">
            <text:p>Saldos auditados al</text:p>
          </table:table-cell>
          <table:table-cell office:value-type="string" table:style-name="ce11">
            <text:p>Variaciones</text:p>
          </table:table-cell>
          <table:table-cell table:number-columns-repeated="48" table:style-name="ce12"/>
          <table:table-cell table:number-columns-repeated="962" table:style-name="ce7"/>
          <table:table-cell table:number-columns-repeated="15363"/>
        </table:table-row>
        <table:table-row table:style-name="ro2">
          <table:covered-table-cell/>
          <table:covered-table-cell/>
          <table:covered-table-cell/>
          <table:table-cell office:value-type="date" office:date-value="2020-01-01T00:00:00" table:style-name="ce13">
            <text:p>01-ene-20</text:p>
          </table:table-cell>
          <table:table-cell office:value-type="string" table:style-name="ce13">
            <text:p>Débitos</text:p>
          </table:table-cell>
          <table:table-cell office:value-type="string" table:style-name="ce13">
            <text:p>Créditos</text:p>
          </table:table-cell>
          <table:table-cell office:value-type="date" office:date-value="2020-12-31T00:00:00" table:style-name="ce13">
            <text:p>31-dic-20</text:p>
          </table:table-cell>
          <table:covered-table-cell/>
          <table:covered-table-cell/>
          <table:table-cell office:value-type="date" office:date-value="2019-12-31T00:00:00" table:style-name="ce13">
            <text:p>31-dic-19</text:p>
          </table:table-cell>
          <table:table-cell office:value-type="string" table:style-name="ce8">
            <text:p>Valor</text:p>
          </table:table-cell>
          <table:table-cell table:number-columns-repeated="47" table:style-name="ce12"/>
          <table:table-cell table:number-columns-repeated="963" table:style-name="ce7"/>
          <table:table-cell table:number-columns-repeated="15363"/>
        </table:table-row>
        <table:table-row table:style-name="ro2"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7"/>
          <table:table-cell office:value-type="float" office:value="0" table:formula="of:=[.D9]-[.E9]+[.F9]" table:style-name="ce19">
            <text:p>-<text:s/></text:p>
          </table:table-cell>
          <table:table-cell table:style-name="ce19"/>
          <table:table-cell table:style-name="ce20"/>
          <table:table-cell table:style-name="ce19"/>
          <table:table-cell office:value-type="float" office:value="0" table:formula="of:=[.G9]-[.J9]" table:style-name="ce21">
            <text:p>-<text:s/>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3-1-1-01-01-001</text:p>
          </table:table-cell>
          <table:table-cell office:value-type="string" table:style-name="ce22">
            <text:p>CAPITAL SUSCRITO</text:p>
          </table:table-cell>
          <table:table-cell table:style-name="ce23"/>
          <table:table-cell office:value-type="float" office:value="20000" table:style-name="ce24">
            <text:p>20.00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0000" table:formula="of:=[.D10]-[.E10]+[.F10]" table:style-name="ce24">
            <text:p>20.000</text:p>
          </table:table-cell>
          <table:table-cell office:value-type="string" table:style-name="ce19">
            <text:p>3-1-1-01-01-001</text:p>
          </table:table-cell>
          <table:table-cell office:value-type="string" table:style-name="ce20">
            <text:p>CAPITAL SUSCRITO</text:p>
          </table:table-cell>
          <table:table-cell office:value-type="float" office:value="20000" table:style-name="ce24">
            <text:p>20.000</text:p>
          </table:table-cell>
          <table:table-cell office:value-type="float" office:value="0" table:formula="of:=[.G10]-[.J10]" table:style-name="ce27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3-2-1-01-01-001</text:p>
          </table:table-cell>
          <table:table-cell office:value-type="string" table:style-name="ce22">
            <text:p>RESERVA LEGAL</text:p>
          </table:table-cell>
          <table:table-cell table:style-name="ce23"/>
          <table:table-cell office:value-type="float" office:value="142203.51" table:style-name="ce24">
            <text:p>142.20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42203.51" table:formula="of:=[.D11]-[.E11]+[.F11]" table:style-name="ce24">
            <text:p>142.204</text:p>
          </table:table-cell>
          <table:table-cell office:value-type="string" table:style-name="ce19">
            <text:p>3-2-1-01-01-001</text:p>
          </table:table-cell>
          <table:table-cell office:value-type="string" table:style-name="ce20">
            <text:p>RESERVA LEGAL</text:p>
          </table:table-cell>
          <table:table-cell office:value-type="float" office:value="142203.51" table:style-name="ce24">
            <text:p>142.204</text:p>
          </table:table-cell>
          <table:table-cell office:value-type="float" office:value="0" table:formula="of:=[.G11]-[.J11]" table:style-name="ce27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3-2-1-01-01-002</text:p>
          </table:table-cell>
          <table:table-cell office:value-type="string" table:style-name="ce22">
            <text:p>RESERVA DE CAPITAL</text:p>
          </table:table-cell>
          <table:table-cell table:style-name="ce23"/>
          <table:table-cell office:value-type="float" office:value="204380.95" table:style-name="ce24">
            <text:p>204.38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04380.95" table:formula="of:=[.D12]-[.E12]+[.F12]" table:style-name="ce24">
            <text:p>204.381</text:p>
          </table:table-cell>
          <table:table-cell office:value-type="string" table:style-name="ce19">
            <text:p>3-2-1-01-01-002</text:p>
          </table:table-cell>
          <table:table-cell office:value-type="string" table:style-name="ce20">
            <text:p>RESERVA DE CAPITAL</text:p>
          </table:table-cell>
          <table:table-cell office:value-type="float" office:value="204380.95" table:style-name="ce24">
            <text:p>204.381</text:p>
          </table:table-cell>
          <table:table-cell office:value-type="float" office:value="0" table:formula="of:=[.G12]-[.J12]" table:style-name="ce27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3">
            <text:p>3-3-1-01-01-001</text:p>
          </table:table-cell>
          <table:table-cell office:value-type="string" table:style-name="ce22">
            <text:p>UTILIDAD O PERDIDA EJERC. ANTERIOR</text:p>
          </table:table-cell>
          <table:table-cell table:style-name="ce23"/>
          <table:table-cell office:value-type="float" office:value="-64852" table:style-name="ce24">
            <text:p>-64.852</text:p>
          </table:table-cell>
          <table:table-cell office:value-type="float" office:value="1443" table:style-name="ce26">
            <text:p>1.443</text:p>
          </table:table-cell>
          <table:table-cell office:value-type="float" office:value="126579" table:style-name="ce26">
            <text:p>126.579</text:p>
          </table:table-cell>
          <table:table-cell office:value-type="float" office:value="60284" table:formula="of:=[.D13]-[.E13]+[.F13]" table:style-name="ce24">
            <text:p>60.284</text:p>
          </table:table-cell>
          <table:table-cell office:value-type="string" table:style-name="ce19">
            <text:p>3-3-1-01-01-001</text:p>
          </table:table-cell>
          <table:table-cell office:value-type="string" table:style-name="ce20">
            <text:p>UTILIDAD O PERDIDA EJERC. ANTERIOR</text:p>
          </table:table-cell>
          <table:table-cell office:value-type="float" office:value="-64852.42" table:style-name="ce24">
            <text:p>-64.852</text:p>
          </table:table-cell>
          <table:table-cell office:value-type="float" office:value="125136.42" table:formula="of:=[.G13]-[.J13]" table:style-name="ce27">
            <text:p>125.136</text:p>
          </table:table-cell>
          <table:table-cell table:number-columns-repeated="47" table:style-name="ce28"/>
          <table:table-cell table:number-columns-repeated="963" table:style-name="ce7"/>
          <table:table-cell table:number-columns-repeated="15363"/>
        </table:table-row>
        <table:table-row table:style-name="ro2">
          <table:table-cell office:value-type="string" table:style-name="ce22">
            <text:p>3-3-1-01-01-002</text:p>
          </table:table-cell>
          <table:table-cell office:value-type="string" table:style-name="ce22">
            <text:p>UTILIDAD O PERDIDA DEL EJERCICIO</text:p>
          </table:table-cell>
          <table:table-cell table:style-name="ce23"/>
          <table:table-cell office:value-type="float" office:value="126579" table:style-name="ce24">
            <text:p>126.579</text:p>
          </table:table-cell>
          <table:table-cell office:value-type="float" office:value="126579" table:style-name="ce29">
            <text:p>126.579</text:p>
          </table:table-cell>
          <table:table-cell office:value-type="float" office:value="53238" table:style-name="ce30">
            <text:p>53.238</text:p>
          </table:table-cell>
          <table:table-cell office:value-type="float" office:value="53238" table:formula="of:=[.D14]-[.E14]+[.F14]" table:style-name="ce24">
            <text:p>53.238</text:p>
          </table:table-cell>
          <table:table-cell office:value-type="string" table:style-name="ce19">
            <text:p>3-3-1-01-01-002</text:p>
          </table:table-cell>
          <table:table-cell office:value-type="string" table:style-name="ce20">
            <text:p>UTILIDAD O PERDIDA DEL EJERCICIO</text:p>
          </table:table-cell>
          <table:table-cell office:value-type="float" office:value="126579" table:style-name="ce24">
            <text:p>126.579</text:p>
          </table:table-cell>
          <table:table-cell office:value-type="float" office:value="-73341" table:formula="of:=[.G14]-[.J14]" table:style-name="ce27">
            <text:p>-73.341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table:style-name="ce31"/>
          <table:table-cell table:style-name="ce15"/>
          <table:table-cell table:style-name="ce32"/>
          <table:table-cell table:style-name="ce26"/>
          <table:table-cell table:style-name="ce29"/>
          <table:table-cell table:style-name="ce26"/>
          <table:table-cell office:value-type="float" office:value="0" table:formula="of:=[.D15]-[.E15]+[.F15]" table:style-name="ce24">
            <text:p>0</text:p>
          </table:table-cell>
          <table:table-cell table:style-name="ce19"/>
          <table:table-cell table:style-name="ce20"/>
          <table:table-cell table:style-name="ce26"/>
          <table:table-cell office:value-type="float" office:value="0" table:formula="of:=[.G15]-[.J15]" table:style-name="ce33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2">
          <table:table-cell table:style-name="ce34"/>
          <table:table-cell table:style-name="ce35"/>
          <table:table-cell table:style-name="ce31"/>
          <table:table-cell table:style-name="ce36"/>
          <table:table-cell table:style-name="ce25"/>
          <table:table-cell table:style-name="ce26"/>
          <table:table-cell office:value-type="float" office:value="0" table:formula="of:=[.D16]-[.E16]+[.F16]" table:style-name="ce24">
            <text:p>0</text:p>
          </table:table-cell>
          <table:table-cell table:style-name="ce19"/>
          <table:table-cell table:style-name="ce20"/>
          <table:table-cell table:style-name="ce26"/>
          <table:table-cell office:value-type="float" office:value="0" table:formula="of:=[.G16]-[.J16]" table:style-name="ce33">
            <text:p>0</text:p>
          </table:table-cell>
          <table:table-cell table:number-columns-repeated="47" table:style-name="ce6"/>
          <table:table-cell table:number-columns-repeated="963" table:style-name="ce7"/>
          <table:table-cell table:number-columns-repeated="15363"/>
        </table:table-row>
        <table:table-row table:style-name="ro4">
          <table:table-cell table:style-name="ce37"/>
          <table:table-cell office:value-type="string" table:style-name="ce38">
            <text:p>Total</text:p>
          </table:table-cell>
          <table:table-cell table:style-name="ce38"/>
          <table:table-cell office:value-type="float" office:value="428311.46" table:formula="of:=SUM([.D9:.D16])" table:style-name="ce39">
            <text:p>428.311</text:p>
          </table:table-cell>
          <table:table-cell office:value-type="float" office:value="128022" table:formula="of:=SUM([.E9:.E16])" table:style-name="ce40">
            <text:p>128.022</text:p>
          </table:table-cell>
          <table:table-cell office:value-type="float" office:value="179817" table:formula="of:=SUM([.F9:.F16])" table:style-name="ce40">
            <text:p>179.817</text:p>
          </table:table-cell>
          <table:table-cell office:value-type="float" office:value="480106.46" table:formula="of:=SUM([.G9:.G16])" table:style-name="ce39">
            <text:p>480.106</text:p>
          </table:table-cell>
          <table:table-cell table:number-columns-repeated="2" table:style-name="ce37"/>
          <table:table-cell office:value-type="float" office:value="428311.04000000004" table:formula="of:=SUM([.J9:.J16])" table:style-name="ce39">
            <text:p>428.311</text:p>
          </table:table-cell>
          <table:table-cell office:value-type="float" office:value="51795.42" table:formula="of:=SUM([.K9:.K16])" table:style-name="ce41">
            <text:p>51.795</text:p>
          </table:table-cell>
          <table:table-cell table:number-columns-repeated="16373" table:style-name="ce42"/>
        </table:table-row>
        <table:table-row table:style-name="ro2">
          <table:table-cell table:number-columns-repeated="1021" table:style-name="ce7"/>
          <table:table-cell table:number-columns-repeated="15363"/>
        </table:table-row>
        <table:table-row table:style-name="ro2">
          <table:table-cell table:style-name="ce7"/>
          <table:table-cell table:number-columns-repeated="2" table:style-name="ce43"/>
          <table:table-cell office:value-type="string" table:style-name="ce44">
            <text:p>Saldo al</text:p>
          </table:table-cell>
          <table:table-cell office:value-type="string" table:style-name="ce45">
            <text:p>Saldo al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46">
            <text:p>Nota a los estados financieros:</text:p>
          </table:table-cell>
          <table:table-cell table:style-name="ce46"/>
          <table:table-cell office:value-type="date" office:date-value="2020-12-31T00:00:00" table:style-name="ce47">
            <text:p>31/12/2020</text:p>
          </table:table-cell>
          <table:table-cell office:value-type="date" office:date-value="2019-12-31T00:00:00" table:style-name="ce48">
            <text:p>31/12/2019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table:style-name="ce20"/>
          <table:table-cell table:number-columns-repeated="3" table:style-name="ce19"/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CAPITAL SUSCRITO</text:p>
          </table:table-cell>
          <table:table-cell table:style-name="ce19"/>
          <table:table-cell office:value-type="float" office:value="20000" table:formula="of:=[.G10]" table:style-name="ce24">
            <text:p>20.000</text:p>
          </table:table-cell>
          <table:table-cell office:value-type="float" office:value="20000" table:formula="of:=[.J10]" table:style-name="ce24">
            <text:p>20.000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RESERVA LEGAL</text:p>
          </table:table-cell>
          <table:table-cell table:style-name="ce19"/>
          <table:table-cell office:value-type="float" office:value="142203.51" table:formula="of:=[.G11]" table:style-name="ce24">
            <text:p>142.204</text:p>
          </table:table-cell>
          <table:table-cell office:value-type="float" office:value="142203.51" table:formula="of:=[.J11]" table:style-name="ce24">
            <text:p>142.204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RESERVA DE CAPITAL</text:p>
          </table:table-cell>
          <table:table-cell table:style-name="ce19"/>
          <table:table-cell office:value-type="float" office:value="204380.95" table:formula="of:=[.G12]" table:style-name="ce24">
            <text:p>204.381</text:p>
          </table:table-cell>
          <table:table-cell office:value-type="float" office:value="204380.95" table:formula="of:=[.J12]" table:style-name="ce24">
            <text:p>204.381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UTILIDAD O PERDIDA EJERC. ANTERIOR</text:p>
          </table:table-cell>
          <table:table-cell table:style-name="ce19"/>
          <table:table-cell office:value-type="float" office:value="60284" table:formula="of:=[.G13]" table:style-name="ce24">
            <text:p>60.284</text:p>
          </table:table-cell>
          <table:table-cell office:value-type="float" office:value="-64852.42" table:formula="of:=[.J13]" table:style-name="ce24">
            <text:p>-64.852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20">
            <text:p>UTILIDAD O PERDIDA DEL EJERCICIO</text:p>
          </table:table-cell>
          <table:table-cell table:style-name="ce19"/>
          <table:table-cell office:value-type="float" office:value="53238" table:formula="of:=[.G14]" table:style-name="ce24">
            <text:p>53.238</text:p>
          </table:table-cell>
          <table:table-cell office:value-type="float" office:value="126579" table:style-name="ce24">
            <text:p>126.579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table:number-columns-repeated="2" table:style-name="ce19"/>
          <table:table-cell table:number-columns-repeated="2" table:style-name="ce26"/>
          <table:table-cell table:number-columns-repeated="1016" table:style-name="ce7"/>
          <table:table-cell table:number-columns-repeated="15363"/>
        </table:table-row>
        <table:table-row table:style-name="ro2">
          <table:table-cell table:style-name="ce7"/>
          <table:table-cell office:value-type="string" table:style-name="ce49">
            <text:p>Total</text:p>
          </table:table-cell>
          <table:table-cell table:style-name="ce50"/>
          <table:table-cell office:value-type="float" office:value="480106.46" table:formula="of:=+SUM([.D22:.D27])" table:style-name="ce39">
            <text:p>480.106</text:p>
          </table:table-cell>
          <table:table-cell office:value-type="float" office:value="428311.04000000004" table:formula="of:=+SUM([.E22:.E27])" table:style-name="ce39">
            <text:p>428.311</text:p>
          </table:table-cell>
          <table:table-cell table:number-columns-repeated="1016" table:style-name="ce7"/>
          <table:table-cell table:number-columns-repeated="15363"/>
        </table:table-row>
        <table:table-row table:style-name="ro2">
          <table:table-cell table:number-columns-repeated="1021" table:style-name="ce7"/>
          <table:table-cell table:number-columns-repeated="15363"/>
        </table:table-row>
        <table:table-row table:style-name="ro2">
          <table:table-cell office:value-type="string" table:style-name="ce51">
            <text:p>Fuente:</text:p>
          </table:table-cell>
          <table:table-cell table:style-name="ce52"/>
          <table:table-cell table:number-columns-repeated="11" table:style-name="ce53"/>
          <table:table-cell table:number-columns-repeated="19" table:style-name="ce54"/>
          <table:table-cell table:number-columns-repeated="16352"/>
        </table:table-row>
        <table:table-row table:style-name="ro2">
          <table:table-cell office:value-type="string" table:style-name="ce55">
            <text:p>Estados Financieros de la compañía</text:p>
          </table:table-cell>
          <table:table-cell table:style-name="ce55"/>
          <table:table-cell table:number-columns-repeated="30" table:style-name="ce54"/>
          <table:table-cell table:number-columns-repeated="16352"/>
        </table:table-row>
        <table:table-row table:style-name="ro2">
          <table:table-cell table:number-columns-repeated="2" table:style-name="ce55"/>
          <table:table-cell table:number-columns-repeated="30" table:style-name="ce54"/>
          <table:table-cell table:number-columns-repeated="16352"/>
        </table:table-row>
        <table:table-row table:style-name="ro2">
          <table:table-cell office:value-type="string" table:style-name="ce56">
            <text:p>Trabajo realizado:</text:p>
          </table:table-cell>
          <table:table-cell table:style-name="ce55"/>
          <table:table-cell table:number-columns-repeated="30" table:style-name="ce54"/>
          <table:table-cell table:number-columns-repeated="16352"/>
        </table:table-row>
        <table:table-row table:style-name="ro2">
          <table:table-cell office:value-type="string" table:style-name="ce55">
            <text:p>Realizamos movimiento del patrimonio por el periodo auditado (Ver pestana adjunta)</text:p>
          </table:table-cell>
          <table:table-cell table:style-name="ce55"/>
          <table:table-cell table:number-columns-repeated="30" table:style-name="ce54"/>
          <table:table-cell table:number-columns-repeated="16352"/>
        </table:table-row>
        <table:table-row table:style-name="ro2">
          <table:table-cell office:value-type="string" table:style-name="ce55">
            <text:p>Conciliamos movimiento del ejercicio con el mayor general</text:p>
          </table:table-cell>
          <table:table-cell table:style-name="ce55"/>
          <table:table-cell table:number-columns-repeated="30" table:style-name="ce54"/>
          <table:table-cell table:number-columns-repeated="16352"/>
        </table:table-row>
        <table:table-row table:style-name="ro2">
          <table:table-cell office:value-type="string" table:style-name="ce55">
            <text:p>Ver examen realizado en pestana "movimiento"</text:p>
          </table:table-cell>
          <table:table-cell table:style-name="ce55"/>
          <table:table-cell table:number-columns-repeated="30" table:style-name="ce54"/>
          <table:table-cell table:number-columns-repeated="16352"/>
        </table:table-row>
        <table:table-row table:style-name="ro2">
          <table:table-cell table:number-columns-repeated="2" table:style-name="ce55"/>
          <table:table-cell table:number-columns-repeated="30" table:style-name="ce54"/>
          <table:table-cell table:number-columns-repeated="16352"/>
        </table:table-row>
        <table:table-row table:style-name="ro2">
          <table:table-cell office:value-type="string" table:style-name="ce57">
            <text:p>Conclusiones (A ser completado por el Auditor a cargo del compromiso):</text:p>
          </table:table-cell>
          <table:table-cell table:number-columns-repeated="31" table:style-name="ce54"/>
          <table:table-cell table:number-columns-repeated="16352"/>
        </table:table-row>
        <table:table-row table:style-name="ro2">
          <table:table-cell office:value-type="string" table:style-name="ce55">
            <text:p>Como resultado del examen realizdo concluimos que el saldo de patrimonio al 31 de diciembre del 2020 es razonable.</text:p>
          </table:table-cell>
          <table:table-cell table:number-columns-repeated="31" table:style-name="ce54"/>
          <table:table-cell table:number-columns-repeated="16352"/>
        </table:table-row>
        <table:table-row table:number-rows-repeated="26" table:style-name="ro2">
          <table:table-cell table:number-columns-repeated="32" table:style-name="ce54"/>
          <table:table-cell table:number-columns-repeated="16352"/>
        </table:table-row>
        <table:table-row table:number-rows-repeated="3" table:style-name="ro2">
          <table:table-cell table:number-columns-repeated="1021" table:style-name="ce7"/>
          <table:table-cell table:number-columns-repeated="15363"/>
        </table:table-row>
        <table:table-row table:number-rows-repeated="1048508" table:style-name="ro5">
          <table:table-cell table:number-columns-repeated="16384"/>
        </table:table-row>
      </table:table>
      <table:table table:name="Movimiento" table:style-name="ta2"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1" table:default-cell-style-name="ce1"/>
        <table:table-column table:style-name="co13" table:default-cell-style-name="ce1"/>
        <table:table-column table:style-name="co11" table:number-columns-repeated="16374" table:default-cell-style-name="ce1"/>
        <table:table-row table:style-name="ro6">
          <table:table-cell office:value-type="string" table:style-name="ce65">
            <text:p>SERVICIOS TELCODATA S.A.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65">
            <text:p>MOVIMIENTO DE PATRIMONIO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65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6">
          <table:table-cell table:style-name="ce1"/>
          <table:table-cell table:number-columns-spanned="1" table:number-rows-spanned="2" table:style-name="ce80"/>
          <table:table-cell table:style-name="ce66"/>
          <table:table-cell table:number-columns-spanned="1" table:number-rows-spanned="2" table:style-name="ce80"/>
          <table:table-cell table:style-name="ce66"/>
          <table:table-cell table:number-columns-spanned="1" table:number-rows-spanned="2" table:style-name="ce80"/>
          <table:table-cell office:value-type="string" table:number-columns-spanned="1" table:number-rows-spanned="2" table:style-name="ce81">
            <text:p>Reserva de capital</text:p>
          </table:table-cell>
          <table:table-cell table:number-columns-spanned="1" table:number-rows-spanned="2" table:style-name="ce80"/>
          <table:table-cell office:value-type="string" table:number-columns-spanned="1" table:number-rows-spanned="2" table:style-name="ce81">
            <text:p>Resultados<text:span text:style-name="T3"><text:s/></text:span>acumulados</text:p>
          </table:table-cell>
          <table:table-cell table:number-columns-spanned="1" table:number-rows-spanned="2" table:style-name="ce80"/>
          <table:table-cell table:style-name="ce66"/>
          <table:table-cell table:number-columns-repeated="16373"/>
        </table:table-row>
        <table:table-row table:style-name="ro7">
          <table:table-cell table:style-name="ce1"/>
          <table:covered-table-cell/>
          <table:table-cell office:value-type="string" table:style-name="ce67">
            <text:p>Capital</text:p>
          </table:table-cell>
          <table:covered-table-cell/>
          <table:table-cell office:value-type="string" table:style-name="ce67">
            <text:p>Reserva legal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67">
            <text:p>Total</text:p>
          </table:table-cell>
          <table:table-cell table:number-columns-repeated="16373"/>
        </table:table-row>
        <table:table-row table:style-name="ro6">
          <table:table-cell table:style-name="ce1"/>
          <table:table-cell office:value-type="string" table:style-name="ce68">
            <text:p>Saldo al 31 de diciembre del 2018</text:p>
          </table:table-cell>
          <table:table-cell office:value-type="float" office:value="20000" table:style-name="ce69">
            <text:p>20.000</text:p>
          </table:table-cell>
          <table:table-cell table:style-name="ce66"/>
          <table:table-cell office:value-type="float" office:value="142204" table:style-name="ce69">
            <text:p>142.204</text:p>
          </table:table-cell>
          <table:table-cell table:style-name="ce66"/>
          <table:table-cell office:value-type="float" office:value="204381" table:style-name="ce69">
            <text:p>204.381</text:p>
          </table:table-cell>
          <table:table-cell table:style-name="ce66"/>
          <table:table-cell office:value-type="float" office:value="-64853" table:style-name="ce69">
            <text:p>-64.853</text:p>
          </table:table-cell>
          <table:table-cell table:style-name="ce66"/>
          <table:table-cell office:value-type="float" office:value="301732" table:style-name="ce69">
            <text:p>301.732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68"/>
          <table:table-cell table:number-columns-repeated="9" table:style-name="ce70"/>
          <table:table-cell table:number-columns-repeated="16373"/>
        </table:table-row>
        <table:table-row table:style-name="ro6">
          <table:table-cell table:style-name="ce1"/>
          <table:table-cell office:value-type="string" table:style-name="ce71">
            <text:p>Resultado del ejercicio</text:p>
          </table:table-cell>
          <table:table-cell office:value-type="string" table:style-name="ce72">
            <text:p>-</text:p>
          </table:table-cell>
          <table:table-cell table:style-name="ce66"/>
          <table:table-cell office:value-type="string" table:style-name="ce72">
            <text:p>-</text:p>
          </table:table-cell>
          <table:table-cell table:style-name="ce66"/>
          <table:table-cell office:value-type="string" table:style-name="ce72">
            <text:p>-</text:p>
          </table:table-cell>
          <table:table-cell table:style-name="ce66"/>
          <table:table-cell office:value-type="float" office:value="126579" table:style-name="ce73">
            <text:p>126.579</text:p>
          </table:table-cell>
          <table:table-cell table:style-name="ce66"/>
          <table:table-cell office:value-type="float" office:value="126579" table:style-name="ce73">
            <text:p>126.579</text:p>
          </table:table-cell>
          <table:table-cell table:number-columns-repeated="16373"/>
        </table:table-row>
        <table:table-row table:style-name="ro6">
          <table:table-cell table:style-name="ce1"/>
          <table:table-cell office:value-type="string" table:style-name="ce68">
            <text:p>Saldo al 31 de diciembre del 2019</text:p>
          </table:table-cell>
          <table:table-cell office:value-type="float" office:value="20000" table:style-name="ce69">
            <text:p>20.000</text:p>
          </table:table-cell>
          <table:table-cell table:style-name="ce66"/>
          <table:table-cell office:value-type="float" office:value="142204" table:style-name="ce69">
            <text:p>142.204</text:p>
          </table:table-cell>
          <table:table-cell table:style-name="ce66"/>
          <table:table-cell office:value-type="float" office:value="204381" table:style-name="ce69">
            <text:p>204.381</text:p>
          </table:table-cell>
          <table:table-cell table:style-name="ce66"/>
          <table:table-cell office:value-type="float" office:value="61726" table:style-name="ce69">
            <text:p>61.726</text:p>
          </table:table-cell>
          <table:table-cell table:style-name="ce66"/>
          <table:table-cell office:value-type="float" office:value="428311" table:style-name="ce69">
            <text:p>428.311</text:p>
          </table:table-cell>
          <table:table-cell table:number-columns-repeated="16373"/>
        </table:table-row>
        <table:table-row table:style-name="ro2">
          <table:table-cell table:style-name="ce1"/>
          <table:table-cell table:style-name="ce68"/>
          <table:table-cell table:number-columns-repeated="9" table:style-name="ce70"/>
          <table:table-cell table:number-columns-repeated="16373"/>
        </table:table-row>
        <table:table-row table:style-name="ro6">
          <table:table-cell table:style-name="ce1"/>
          <table:table-cell office:value-type="string" table:style-name="ce71">
            <text:p>Resultado del ejercicio</text:p>
          </table:table-cell>
          <table:table-cell office:value-type="string" table:style-name="ce74">
            <text:p> -</text:p>
          </table:table-cell>
          <table:table-cell table:style-name="ce75"/>
          <table:table-cell office:value-type="string" table:style-name="ce74">
            <text:p>- </text:p>
          </table:table-cell>
          <table:table-cell table:style-name="ce75"/>
          <table:table-cell office:value-type="string" table:style-name="ce74">
            <text:p>- </text:p>
          </table:table-cell>
          <table:table-cell table:style-name="ce75"/>
          <table:table-cell office:value-type="float" office:value="53238" table:style-name="ce76">
            <text:p>53.238</text:p>
          </table:table-cell>
          <table:table-cell table:style-name="ce75"/>
          <table:table-cell office:value-type="float" office:value="53238" table:style-name="ce76">
            <text:p>53.238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71">
            <text:p>Otros</text:p>
          </table:table-cell>
          <table:table-cell table:style-name="ce72"/>
          <table:table-cell table:style-name="ce77"/>
          <table:table-cell table:style-name="ce72"/>
          <table:table-cell table:style-name="ce77"/>
          <table:table-cell table:style-name="ce72"/>
          <table:table-cell table:style-name="ce77"/>
          <table:table-cell office:value-type="float" office:value="-1443" table:style-name="ce73">
            <text:p>-1.443</text:p>
          </table:table-cell>
          <table:table-cell table:style-name="ce77"/>
          <table:table-cell office:value-type="float" office:value="-1443" table:style-name="ce73">
            <text:p>-1.443</text:p>
          </table:table-cell>
          <table:table-cell table:number-columns-repeated="16373"/>
        </table:table-row>
        <table:table-row table:style-name="ro6">
          <table:table-cell table:style-name="ce1"/>
          <table:table-cell office:value-type="string" table:style-name="ce68">
            <text:p>Saldo al 31 de diciembre del 2020</text:p>
          </table:table-cell>
          <table:table-cell office:value-type="string" table:style-name="ce78">
            <text:p> 20.000</text:p>
          </table:table-cell>
          <table:table-cell table:style-name="ce75"/>
          <table:table-cell office:value-type="string" table:style-name="ce78">
            <text:p> 142.204</text:p>
          </table:table-cell>
          <table:table-cell table:style-name="ce75"/>
          <table:table-cell office:value-type="float" office:value="204381" table:style-name="ce79">
            <text:p>204.381</text:p>
          </table:table-cell>
          <table:table-cell table:style-name="ce75"/>
          <table:table-cell office:value-type="float" office:value="113521" table:style-name="ce79">
            <text:p>113.521</text:p>
          </table:table-cell>
          <table:table-cell table:style-name="ce75"/>
          <table:table-cell office:value-type="float" office:value="480106" table:style-name="ce79">
            <text:p>480.106</text:p>
          </table:table-cell>
          <table:table-cell table:number-columns-repeated="16373"/>
        </table:table-row>
        <table:table-row table:style-name="ro6">
          <table:table-cell table:style-name="ce1"/>
          <table:table-cell table:number-columns-repeated="10" table:style-name="ce75"/>
          <table:table-cell table:number-columns-repeated="16373"/>
        </table:table-row>
        <table:table-row table:style-name="ro6">
          <table:table-cell office:value-type="string" table:style-name="ce1">
            <text:p>EXAMEN REALIZADO:</text:p>
          </table:table-cell>
          <table:table-cell table:number-columns-repeated="10" table:style-name="ce75"/>
          <table:table-cell table:number-columns-repeated="16373"/>
        </table:table-row>
        <table:table-row table:style-name="ro6">
          <table:table-cell/>
          <table:table-cell office:value-type="string" table:style-name="ce75">
            <text:p>Saldo al <text:s/>inicio del ejercicio de acuerdo con nuestros papeles de trabajo, auditoria del anio anterior.</text:p>
          </table:table-cell>
          <table:table-cell table:number-columns-repeated="9" table:style-name="ce75"/>
          <table:table-cell table:number-columns-repeated="16373"/>
        </table:table-row>
        <table:table-row table:style-name="ro6">
          <table:table-cell/>
          <table:table-cell office:value-type="string" table:style-name="ce75">
            <text:p>Resultado del periodo de acuerdo con el estado de resultados auditado.</text:p>
          </table:table-cell>
          <table:table-cell table:number-columns-repeated="16382" table:style-name="ce1"/>
        </table:table-row>
        <table:table-row table:style-name="ro6">
          <table:table-cell/>
          <table:table-cell office:value-type="string" table:style-name="ce75">
            <text:p>Ajuste de US$1,443 en resultados acumulados no es significativo.</text:p>
          </table:table-cell>
          <table:table-cell table:number-columns-repeated="16382" table:style-name="ce1"/>
        </table:table-row>
        <table:table-row table:number-rows-repeated="1048557" table:style-name="ro2">
          <table:table-cell table:number-columns-repeated="16384"/>
        </table:table-row>
      </table:table>
      <table:table table:name="Mayor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85"/>
        <table:table-column table:style-name="co19" table:number-columns-repeated="2" table:default-cell-style-name="ce85"/>
        <table:table-column table:style-name="co18" table:default-cell-style-name="ce85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9" table:number-columns-repeated="1012" table:default-cell-style-name="ce1"/>
        <table:table-column table:style-name="co11" table:number-columns-repeated="15361" table:default-cell-style-name="ce1"/>
        <table:table-row table:style-name="ro6">
          <table:table-cell office:value-type="string" table:style-name="ce82">
            <text:p>3</text:p>
          </table:table-cell>
          <table:table-cell office:value-type="string" table:style-name="ce1">
            <text:p>PATRIMONIO</text:p>
          </table:table-cell>
          <table:table-cell office:value-type="float" office:value="-428311.39" table:style-name="ce83">
            <text:p>-428.311,39</text:p>
          </table:table-cell>
          <table:table-cell office:value-type="float" office:value="189796.09" table:style-name="ce83">
            <text:p>189.796,09</text:p>
          </table:table-cell>
          <table:table-cell office:value-type="float" office:value="188351.99" table:style-name="ce83">
            <text:p>188.351,99</text:p>
          </table:table-cell>
          <table:table-cell office:value-type="float" office:value="-426867.29" table:style-name="ce83">
            <text:p>-426.867,29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1</text:p>
          </table:table-cell>
          <table:table-cell office:value-type="string" table:style-name="ce1">
            <text:p>CAPITAL</text:p>
          </table:table-cell>
          <table:table-cell office:value-type="float" office:value="-20000" table:style-name="ce83">
            <text:p>-20.000,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20000" table:style-name="ce83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1-1</text:p>
          </table:table-cell>
          <table:table-cell office:value-type="string" table:style-name="ce1">
            <text:p>CAPITAL</text:p>
          </table:table-cell>
          <table:table-cell office:value-type="float" office:value="-20000" table:style-name="ce83">
            <text:p>-20.000,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20000" table:style-name="ce83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1-1-01</text:p>
          </table:table-cell>
          <table:table-cell office:value-type="string" table:style-name="ce1">
            <text:p>CAPITAL</text:p>
          </table:table-cell>
          <table:table-cell office:value-type="float" office:value="-20000" table:style-name="ce83">
            <text:p>-20.000,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20000" table:style-name="ce83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1-1-01-01</text:p>
          </table:table-cell>
          <table:table-cell office:value-type="string" table:style-name="ce1">
            <text:p>CAPITAL PAGADO</text:p>
          </table:table-cell>
          <table:table-cell office:value-type="float" office:value="-20000" table:style-name="ce83">
            <text:p>-20.000,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20000" table:style-name="ce83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1-1-01-01-001</text:p>
          </table:table-cell>
          <table:table-cell office:value-type="string" table:style-name="ce1">
            <text:p>CAPITAL SUSCRITO</text:p>
          </table:table-cell>
          <table:table-cell office:value-type="float" office:value="-20000" table:style-name="ce83">
            <text:p>-20.000,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20000" table:style-name="ce83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2</text:p>
          </table:table-cell>
          <table:table-cell office:value-type="string" table:style-name="ce1">
            <text:p>RESERVAS</text:p>
          </table:table-cell>
          <table:table-cell office:value-type="float" office:value="-346584.46" table:style-name="ce83">
            <text:p>-346.584,46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346584.46" table:style-name="ce83">
            <text:p>-346.584,4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2-1</text:p>
          </table:table-cell>
          <table:table-cell office:value-type="string" table:style-name="ce1">
            <text:p>RESERVAS</text:p>
          </table:table-cell>
          <table:table-cell office:value-type="float" office:value="-346584.46" table:style-name="ce83">
            <text:p>-346.584,46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346584.46" table:style-name="ce83">
            <text:p>-346.584,4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2-1-01</text:p>
          </table:table-cell>
          <table:table-cell office:value-type="string" table:style-name="ce1">
            <text:p>RESERVAS</text:p>
          </table:table-cell>
          <table:table-cell office:value-type="float" office:value="-346584.46" table:style-name="ce83">
            <text:p>-346.584,46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346584.46" table:style-name="ce83">
            <text:p>-346.584,4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2-1-01-01</text:p>
          </table:table-cell>
          <table:table-cell office:value-type="string" table:style-name="ce1">
            <text:p>RESERVAS</text:p>
          </table:table-cell>
          <table:table-cell office:value-type="float" office:value="-346584.46" table:style-name="ce83">
            <text:p>-346.584,46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346584.46" table:style-name="ce83">
            <text:p>-346.584,46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2-1-01-01-001</text:p>
          </table:table-cell>
          <table:table-cell office:value-type="string" table:style-name="ce1">
            <text:p>RESERVA LEGAL</text:p>
          </table:table-cell>
          <table:table-cell office:value-type="float" office:value="-142203.51" table:style-name="ce83">
            <text:p>-142.203,51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142203.51" table:style-name="ce83">
            <text:p>-142.203,51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2-1-01-01-002</text:p>
          </table:table-cell>
          <table:table-cell office:value-type="string" table:style-name="ce1">
            <text:p>RESERVA DE CAPITAL</text:p>
          </table:table-cell>
          <table:table-cell office:value-type="float" office:value="-204380.95" table:style-name="ce83">
            <text:p>-204.380,95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-204380.95" table:style-name="ce83">
            <text:p>-204.380,95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3</text:p>
          </table:table-cell>
          <table:table-cell office:value-type="string" table:style-name="ce1">
            <text:p>RESULTADOS</text:p>
          </table:table-cell>
          <table:table-cell office:value-type="float" office:value="-61726.93" table:style-name="ce83">
            <text:p>-61.726,93</text:p>
          </table:table-cell>
          <table:table-cell office:value-type="float" office:value="189796.09" table:style-name="ce83">
            <text:p>189.796,09</text:p>
          </table:table-cell>
          <table:table-cell office:value-type="float" office:value="188351.99" table:style-name="ce83">
            <text:p>188.351,99</text:p>
          </table:table-cell>
          <table:table-cell office:value-type="float" office:value="-60282.83" table:style-name="ce83">
            <text:p>-60.282,83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3-1</text:p>
          </table:table-cell>
          <table:table-cell office:value-type="string" table:style-name="ce1">
            <text:p>RESULTADOS</text:p>
          </table:table-cell>
          <table:table-cell office:value-type="float" office:value="-61726.93" table:style-name="ce83">
            <text:p>-61.726,93</text:p>
          </table:table-cell>
          <table:table-cell office:value-type="float" office:value="189796.09" table:style-name="ce83">
            <text:p>189.796,09</text:p>
          </table:table-cell>
          <table:table-cell office:value-type="float" office:value="188351.99" table:style-name="ce83">
            <text:p>188.351,99</text:p>
          </table:table-cell>
          <table:table-cell office:value-type="float" office:value="-60282.83" table:style-name="ce83">
            <text:p>-60.282,83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3-1-01</text:p>
          </table:table-cell>
          <table:table-cell office:value-type="string" table:style-name="ce1">
            <text:p>RESULTADOS</text:p>
          </table:table-cell>
          <table:table-cell office:value-type="float" office:value="-61726.93" table:style-name="ce83">
            <text:p>-61.726,93</text:p>
          </table:table-cell>
          <table:table-cell office:value-type="float" office:value="189796.09" table:style-name="ce83">
            <text:p>189.796,09</text:p>
          </table:table-cell>
          <table:table-cell office:value-type="float" office:value="188351.99" table:style-name="ce83">
            <text:p>188.351,99</text:p>
          </table:table-cell>
          <table:table-cell office:value-type="float" office:value="-60282.83" table:style-name="ce83">
            <text:p>-60.282,83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3-1-01-01</text:p>
          </table:table-cell>
          <table:table-cell office:value-type="string" table:style-name="ce1">
            <text:p>RESULTADOS</text:p>
          </table:table-cell>
          <table:table-cell office:value-type="float" office:value="-61726.93" table:style-name="ce83">
            <text:p>-61.726,93</text:p>
          </table:table-cell>
          <table:table-cell office:value-type="float" office:value="189796.09" table:style-name="ce83">
            <text:p>189.796,09</text:p>
          </table:table-cell>
          <table:table-cell office:value-type="float" office:value="188351.99" table:style-name="ce83">
            <text:p>188.351,99</text:p>
          </table:table-cell>
          <table:table-cell office:value-type="float" office:value="-60282.83" table:style-name="ce83">
            <text:p>-60.282,83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960592.21" table:style-name="ce84">
            <text:p>3.960.592,21</text:p>
          </table:table-cell>
          <table:table-cell table:number-columns-repeated="16375"/>
        </table:table-row>
        <table:table-row table:style-name="ro6">
          <table:table-cell office:value-type="string" table:style-name="ce82">
            <text:p>3-3-1-01-01-001</text:p>
          </table:table-cell>
          <table:table-cell office:value-type="string" table:style-name="ce1">
            <text:p>UTILIDAD O PERDIDA EJERC. ANTERIOR</text:p>
          </table:table-cell>
          <table:table-cell office:value-type="float" office:value="126625.06" table:style-name="ce83">
            <text:p>126.625,06</text:p>
          </table:table-cell>
          <table:table-cell office:value-type="float" office:value="1444.1" table:style-name="ce83">
            <text:p>1.444,10</text:p>
          </table:table-cell>
          <table:table-cell office:value-type="float" office:value="188351.99" table:style-name="ce83">
            <text:p>188.351,99</text:p>
          </table:table-cell>
          <table:table-cell office:value-type="float" office:value="-60282.83" table:style-name="ce83">
            <text:p>-60.282,8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6">
          <table:table-cell table:number-columns-repeated="2" table:style-name="ce1"/>
          <table:table-cell office:value-type="string" table:style-name="ce86">
            <text:p><text:s/>64,852.42</text:p>
          </table:table-cell>
          <table:table-cell office:value-type="float" office:value="0" table:style-name="ce85">
            <text:p>0</text:p>
          </table:table-cell>
          <table:table-cell office:value-type="float" office:value="61772.639999999999" table:style-name="ce83">
            <text:p>61.772,64</text:p>
          </table:table-cell>
          <table:table-cell office:value-type="float" office:value="1091" table:style-name="ce85">
            <text:p>10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7">
            <text:p>02/01/2020</text:p>
          </table:table-cell>
          <table:table-cell office:value-type="string" table:style-name="ce1">
            <text:p>Traslado Utilidad A Anterior 2018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88">
            <text:p>-61,726.93</text:p>
          </table:table-cell>
          <table:table-cell office:value-type="float" office:value="0" table:style-name="ce85">
            <text:p>0</text:p>
          </table:table-cell>
          <table:table-cell office:value-type="float" office:value="126579.35" table:style-name="ce83">
            <text:p>126.579,35</text:p>
          </table:table-cell>
          <table:table-cell office:value-type="float" office:value="1092" table:style-name="ce85">
            <text:p>10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7">
            <text:p>02/01/2020</text:p>
          </table:table-cell>
          <table:table-cell office:value-type="string" table:style-name="ce1">
            <text:p>Traslado <text:s/>de Utilidades <text:s/>ejercicio <text:s/>2019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86">
            <text:p>-60,282.83</text:p>
          </table:table-cell>
          <table:table-cell office:value-type="float" office:value="1444.1" table:style-name="ce89">
            <text:p>1.444,10</text:p>
          </table:table-cell>
          <table:table-cell office:value-type="float" office:value="0" table:style-name="ce90">
            <text:p>0</text:p>
          </table:table-cell>
          <table:table-cell office:value-type="float" office:value="1229" table:style-name="ce85">
            <text:p>12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2-31T00:00:00" table:style-name="ce87">
            <text:p>31/12/2020</text:p>
          </table:table-cell>
          <table:table-cell office:value-type="string" table:style-name="ce1">
            <text:p><text:span text:style-name="T1">DISMINUCI</text:span><text:span text:style-name="T4">ﾓ</text:span><text:span text:style-name="T1">N DE CR</text:span><text:span text:style-name="T4">ﾉ</text:span><text:span text:style-name="T1">DITO TRIBUTARIO PETICI</text:span><text:span text:style-name="T4">ﾓ</text:span><text:span text:style-name="T1">N DE DECLARACI</text:span><text:span text:style-name="T4">ﾓ</text:span><text:span text:style-name="T1">N SUST. 2017 POR PARTE DE SRI</text:span></text:p>
          </table:table-cell>
          <table:table-cell table:number-columns-repeated="16373"/>
        </table:table-row>
        <table:table-row table:style-name="ro6">
          <table:table-cell office:value-type="string" table:style-name="ce82">
            <text:p>3-3-1-01-01-002</text:p>
          </table:table-cell>
          <table:table-cell office:value-type="string" table:style-name="ce1">
            <text:p>UTILIDAD O PERDIDA DEL EJERCICIO</text:p>
          </table:table-cell>
          <table:table-cell office:value-type="float" office:value="-188351.99" table:style-name="ce83">
            <text:p>-188.351,99</text:p>
          </table:table-cell>
          <table:table-cell office:value-type="float" office:value="188351.99" table:style-name="ce83">
            <text:p>188.351,99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16375" table:style-name="ce1"/>
        </table:table-row>
        <table:table-row table:style-name="ro6">
          <table:table-cell table:number-columns-repeated="2" table:style-name="ce1"/>
          <table:table-cell office:value-type="string" table:style-name="ce86">
            <text:p>-61,772.64</text:p>
          </table:table-cell>
          <table:table-cell office:value-type="float" office:value="126579.35" table:style-name="ce83">
            <text:p>126.579,35</text:p>
          </table:table-cell>
          <table:table-cell office:value-type="float" office:value="0" table:style-name="ce85">
            <text:p>0</text:p>
          </table:table-cell>
          <table:table-cell office:value-type="float" office:value="1092" table:style-name="ce85">
            <text:p>10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7">
            <text:p>02/01/2020</text:p>
          </table:table-cell>
          <table:table-cell office:value-type="string" table:style-name="ce1">
            <text:p>Traslado <text:s/>de Utilidades <text:s/>ejercicio <text:s/>2019</text:p>
          </table:table-cell>
          <table:table-cell table:number-columns-repeated="16373"/>
        </table:table-row>
        <table:table-row table:style-name="ro6">
          <table:table-cell table:number-columns-repeated="2" table:style-name="ce1"/>
          <table:table-cell office:value-type="string" table:style-name="ce86">
            <text:p><text:s/>.00</text:p>
          </table:table-cell>
          <table:table-cell office:value-type="float" office:value="61772.639999999999" table:style-name="ce83">
            <text:p>61.772,64</text:p>
          </table:table-cell>
          <table:table-cell office:value-type="float" office:value="0" table:style-name="ce85">
            <text:p>0</text:p>
          </table:table-cell>
          <table:table-cell office:value-type="float" office:value="1091" table:style-name="ce85">
            <text:p>10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7">
            <text:p>02/01/2020</text:p>
          </table:table-cell>
          <table:table-cell office:value-type="string" table:style-name="ce1">
            <text:p>Traslado Utilidad A Anterior 2018</text:p>
          </table:table-cell>
          <table:table-cell table:number-columns-repeated="16373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Arial" svg:font-family="Arial"/>
    <style:font-face style:name="Arial1" svg:font-family="Arial1"/>
    <style:font-face style:name="Arial11" svg:font-family="Arial11"/>
    <style:font-face style:name="Calibri" svg:font-family="Calibri"/>
    <style:font-face style:name="Times New Roman" svg:font-family="&quot;Times New Roman&quot;"/>
    <style:font-face style:name="Noto Sans CJK SC" svg:font-family="&quot;Noto Sans CJK S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integer-digits="1"/>
      <number:text> %</number:text>
    </number:percentage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2" number:min-integer-digits="1" number:grouping="true"/>
      <number:text> </number:text>
    </number:number-style>
    <number:number-style style:name="N41P1">
      <number:text>(</number:text>
      <number:number number:decimal-places="2" number:min-integer-digits="1" number:grouping="true"/>
      <number:text>)</number:text>
    </number:number-style>
    <number:number-style style:name="N41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0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Dara Macias</meta:initial-creator>
    <dc:creator>Carlos Almeida</dc:creator>
    <meta:creation-date>2020-10-19T12:23:50Z</meta:creation-date>
    <dc:date>2021-07-16T15:11:26Z</dc:date>
    <meta:editing-cycles>7</meta:editing-cycles>
    <meta:editing-duration>PT1951S</meta:editing-duration>
  </office:meta>
</office:document-meta>
</file>